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</office:automatic-styles>
  <office:body>
    <office:drawing>
      <draw:page draw:name="page1" draw:style-name="dp1" draw:master-page-name="Default">
        <draw:connector draw:style-name="gr1" draw:text-style-name="P1" draw:layer="layout" svg:x1="0.492cm" svg:y1="1.381cm" svg:x2="2.401cm" svg:y2="3.256cm" svg:d="M492 1381h955v1875h954" svg:viewBox="0 0 1910 1876">
          <text:p/>
        </draw:connector>
        <draw:connector draw:style-name="gr1" draw:text-style-name="P1" draw:layer="layout" svg:x1="1.571cm" svg:y1="2.016cm" svg:x2="3.48cm" svg:y2="3.891cm" svg:d="M1571 2016h955v1875h954" svg:viewBox="0 0 1910 1876">
          <text:p/>
        </draw:connector>
        <draw:connector draw:style-name="gr1" draw:text-style-name="P2" draw:layer="layout" svg:x1="4.5cm" svg:y1="1.381cm" svg:x2="2.591cm" svg:y2="3.256cm" svg:d="M4500 1381h-954v1875h-955" svg:viewBox="0 0 1910 187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37cm" fo:margin-bottom="0cm" fo:margin-left="0cm" fo:margin-right="0cm" fo:page-width="5.08cm" fo:page-height="5.0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6-14T08:52:55.305141447</meta:creation-date>
    <dc:date>2020-06-14T09:42:19.442661033</dc:date>
    <meta:editing-duration>PT46S</meta:editing-duration>
    <meta:editing-cycles>2</meta:editing-cycles>
    <meta:generator>LibreOffice/6.0.7.3$Linux_X86_64 LibreOffice_project/00m0$Build-3</meta:generator>
    <meta:document-statistic meta:object-count="3"/>
  </office:meta>
</office:document-meta>
</file>